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1" fo:font-size="12pt" style:font-size-asian="12pt" style:font-size-complex="12pt"/>
    </style:style>
    <style:style style:name="P2" style:family="paragraph" style:parent-style-name="Standard">
      <style:text-properties style:font-name="Liberation Sans1" fo:font-size="12pt" officeooo:paragraph-rsid="001218f1" style:font-size-asian="12pt" style:font-size-complex="12pt"/>
    </style:style>
    <style:style style:name="P3" style:family="paragraph" style:parent-style-name="Standard">
      <style:text-properties style:font-name="Liberation Sans1" fo:font-size="12pt" officeooo:rsid="001218f1" officeooo:paragraph-rsid="001218f1" style:font-size-asian="12pt" style:font-size-complex="12pt"/>
    </style:style>
    <style:style style:name="T1" style:family="text">
      <style:text-properties officeooo:rsid="0012d1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 CS Principles final reflection</text:p>
      <text:p text:style-name="P1">Clearly list and explain individual cognitive advantages</text:p>
      <text:p text:style-name="P3"><text:tab/>Convenience – <text:span text:style-name="T1">Thanks to the constant connection to the entire world residing in my pocket, learning something new/researching a new subject has become as simple as reaching into my pocket and tapping my phone screen a couple of times.</text:span></text:p>
      <text:p text:style-name="P3"><text:tab/>accuracy – <text:span text:style-name="T1">When your teacher tells you something new about a subject, you basically have no choice but to take their word on it, since you only have but the one proposal given by the teacher to go on. If you were doubtful of something that you had searched on the Internet, you could just go look at it from a different source and compare the results. As a result of this, I believe that modern research and information acquisition has become more fruitful and advanced that the methods used prior to the age of information due to the more mentally rigorous process required to adequately understand a new concept now.</text:span></text:p>
      <text:p text:style-name="P3"><text:tab/>independence – If you wanted to learn a new subject or concept, all it would take would be some free time and an Internet connection. Learning basic <text:span text:style-name="T1">a</text:span>strophysics was as simple as searching for “basic astrophysics” on Google and doing some reading. There wasn’t a single point in which not having an instructor of any sort caused me to be unable to learn an otherwise difficult subject thanks to the Internet.</text:p>
      <text:p text:style-name="P1"/>
      <text:p text:style-name="P1">Clearly list and explain individual cognitive disadvantages</text:p>
      <text:p text:style-name="P3"><text:span text:style-name="T1"><text:tab/>C</text:span>omplexity of <text:span text:style-name="T1">P</text:span>rocess – Previously, all it took to learn something was to be told by an <text:span text:style-name="T1">authoritative</text:span> figure on the subject (i.e. your math teacher explaining math concepts), now to do so (if using Google or something of the sort to learn it) you must be able to connect the answer you’ll get <text:span text:style-name="T1">immediately</text:span> with the explanations that come after the answer on the search page. Furthermore, the process behind learning and grasping a new subject has completely changed due to the availability of knowledge created by the Internet. Previously, when you learn a new concept, applying the new concept to unfamiliar example was a staple of the learning process, these days however, you can just search the question again with the new parameters proposed by the new situation and get your answer as simply as that, without ever learning the concept. Learning and basic cognition has become more of a conscious desire than a side effect of living in the age of information.</text:p>
      <text:p text:style-name="P3"><text:tab/></text:p>
      <text:p text:style-name="P1"/>
      <text:p text:style-name="P1">Clearly list and explain individual social advantages</text:p>
      <text:p text:style-name="P1"><text:tab/><text:span text:style-name="T1">Problem solving – solving problems has become a very quick process comparative to the past. Because of the constant availability of accurate and specific information, many of the minute details previously involved in solving a problem, like unknown individual details can be solved through a Google search, instead of research and development.</text:span></text:p>
      <text:p text:style-name="P1"/>
      <text:p text:style-name="P1">Clearly list and explain individual social disadvantages</text:p>
      <text:p text:style-name="P1"><text:tab/><text:span text:style-name="T1">Problem solving – Since people have to do less to solve problems, and solve less problems in general, problem solving as a skill is not nearly as refined. Before the Internet, solving a legitimate problem could be an arduous task that would take much much time and effort, with the use of the Internet, problems may not necessarily solve themselves, but have at the very least become significantly less complicated to solve, since most details about any problem can be discovered through simple searches.</text:span></text:p>
      <text:p text:style-name="P1"/>
      <text:p text:style-name="P1">Clearly list and explain aggregate cognitive advantages</text:p>
      <text:p text:style-name="P1"><text:tab/><text:span text:style-name="T1">Spread of accurate information – A large group of academiacs getting together to compile information regarding a subject into an online database (i.e. Wikipedia) has become quite common. Most things you would ever want to look into at all has been </text:span><text:soft-page-break/><text:span text:style-name="T1">covered in depth somewhere on the Internet, by a group of very qualified people, you just have to find it.</text:span></text:p>
      <text:p text:style-name="P1"/>
      <text:p text:style-name="P1">Clearly list and explain aggregate cognitive disadvantages</text:p>
      <text:p text:style-name="P1"><text:tab/><text:span text:style-name="T1">Spread of false information – False information spreads very very quickly, whether intentional or not.</text:span></text:p>
      <text:p text:style-name="P1"/>
      <text:p text:style-name="P1">Clearly list and explain aggregate social advantages</text:p>
      <text:p text:style-name="P1"/>
      <text:p text:style-name="P1"/>
      <text:p text:style-name="P1">Clearly list and explain aggregate social disadvantages</text:p>
      <text:p text:style-name="P1"/>
      <text:p text:style-name="P1"/>
      <text:p text:style-name="P1">Connect life to cognitive aspects</text:p>
      <text:p text:style-name="P1"/>
      <text:p text:style-name="P1"/>
      <text:p text:style-name="P1">Connect life to social aspects</text:p>
      <text:p text:style-name="P1"/>
      <text:p text:style-name="P1"/>
      <text:p text:style-name="P1">Identify common misconceptions</text:p>
      <text:p text:style-name="P1"/>
      <text:p text:style-name="P1"/>
      <text:p text:style-name="P1">Proposal to clarify misconceptions</text:p>
      <text:p text:style-name="P1"/>
      <text:p text:style-name="P1"/>
      <text:p text:style-name="P1">Predictions for future software and effects</text:p>
      <text:p text:style-name="P1"/>
      <text:p text:style-name="P1"/>
      <text:p text:style-name="P1">What to train students for regarding abstraction, big data, and algorithms</text:p>
      <text:p text:style-name="P1"/>
      <text:p text:style-name="P1"/>
      <text:p text:style-name="P2">CS Principles Reflective Essay </text:p>
      <text:p text:style-name="P2">In this final essay, explain: </text:p>
      <text:p text:style-name="P2">What are the individual and aggregate social and cognitive advantages and disadvantages of software and technology? Give examples. Connect these examples to your life now and in the future.</text:p>
      <text:p text:style-name="P2"/>
      <text:p text:style-name="P2"/>
      <text:p text:style-name="P2">What are common misconceptions about technology? </text:p>
      <text:p text:style-name="P2"/>
      <text:p text:style-name="P2"/>
      <text:p text:style-name="P2">How can these misconceptions be clarified? [Explain]</text:p>
      <text:p text:style-name="P2"/>
      <text:p text:style-name="P2"/>
      <text:p text:style-name="P2">What directions do you predict for software in the future?</text:p>
      <text:p text:style-name="P2"/>
      <text:p text:style-name="P2"/>
      <text:p text:style-name="P2">Which cognitive skills (and other skills) will students need to be trained for, especially with 'big data', algorithms, and abstraction. </text:p>
      <text:p text:style-name="P2"/>
      <text:p text:style-name="P2"/>
      <text:p text:style-name="P2">Create three dot diagrams to illustrate your essay.</text:p>
      <text:p text:style-name="P2"><text:soft-page-break/>1. One diagram illustrating cognition in relation to software.</text:p>
      <text:p text:style-name="P2">2. One diagram illustrating social effects of software.</text:p>
      <text:p text:style-name="P2">3. One diagram illustrating an abstraction process – preferably with pars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26:42.547980334</meta:creation-date>
    <dc:date>2017-05-23T12:54:42.100539716</dc:date>
    <meta:editing-duration>PT13M29S</meta:editing-duration>
    <meta:editing-cycles>1</meta:editing-cycles>
    <meta:document-statistic meta:table-count="0" meta:image-count="0" meta:object-count="0" meta:page-count="3" meta:paragraph-count="35" meta:word-count="802" meta:character-count="5052" meta:non-whitespace-character-count="4262"/>
    <meta:generator>LibreOffice/5.2.6.2$Linux_X86_64 LibreOffice_project/20m0$Build-2</meta:generator>
  </office:meta>
</office:document-meta>
</file>